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0000000107AC9DDC585C553FC.gif" manifest:media-type="image/gif"/>
  <manifest:file-entry manifest:full-path="Pictures/100000000000006100000018FC3CC6316C99B742.gif" manifest:media-type="image/gif"/>
  <manifest:file-entry manifest:full-path="Pictures/10000000000000A000000017C5ADBEE822C4F60E.gif" manifest:media-type="image/gif"/>
  <manifest:file-entry manifest:full-path="Pictures/10000200000000060000000A1AAB135171B3CC67.gif" manifest:media-type="image/gif"/>
  <manifest:file-entry manifest:full-path="Pictures/100000000000006300000018A35FA97767613984.gif" manifest:media-type="image/gif"/>
  <manifest:file-entry manifest:full-path="Pictures/10000000000000640000001876F95E32E87B47AF.gif" manifest:media-type="image/gif"/>
  <manifest:file-entry manifest:full-path="Pictures/100000000000006300000018AA093295E6A18F22.gif" manifest:media-type="image/gif"/>
  <manifest:file-entry manifest:full-path="Pictures/10000000000000630000001824F6A53EBF8DAED9.gif" manifest:media-type="image/gif"/>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cb86"/>
    </style:style>
    <style:style style:name="P2" style:family="paragraph" style:parent-style-name="Standard">
      <style:text-properties loext:padding="0cm" loext:border="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officeooo:paragraph-rsid="001853fe"/>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fo:font-weight="bold"/>
    </style:style>
    <style:style style:name="P10" style:family="paragraph" style:parent-style-name="Text_20_body" style:list-style-name="L9"/>
    <style:style style:name="P11" style:family="paragraph" style:parent-style-name="Text_20_body">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paragraph-properties fo:margin-top="0cm" fo:margin-bottom="0cm" loext:contextual-spacing="false" fo:text-align="center" style:justify-single-word="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paragraph-properties fo:padding="0.074cm" fo:border-left="none" fo:border-right="none" fo:border-top="none" fo:border-bottom="0.06pt solid #000000" style:join-border="false"/>
    </style:style>
    <style:style style:name="P20" style:family="paragraph" style:parent-style-name="Quotations" style:list-style-name="L8"/>
    <style:style style:name="P21" style:family="paragraph" style:parent-style-name="Quotations" style:list-style-name="L8">
      <style:paragraph-properties fo:margin-top="0cm" fo:margin-bottom="0cm" loext:contextual-spacing="false"/>
    </style:style>
    <style:style style:name="T1" style:family="text">
      <style:text-properties fo:font-weight="bold"/>
    </style:style>
    <style:style style:name="T2" style:family="text">
      <style:text-properties fo:font-weight="bold" officeooo:rsid="0016cb86"/>
    </style:style>
    <style:style style:name="T3" style:family="text">
      <style:text-properties style:text-position="33% 80%"/>
    </style:style>
    <style:style style:name="T4" style:family="text">
      <style:text-properties officeooo:rsid="001853fe"/>
    </style:style>
    <style:style style:name="T5" style:family="text">
      <style:text-properties style:text-underline-style="solid" style:text-underline-width="auto" style:text-underline-color="font-color"/>
    </style:style>
    <style:style style:name="T6" style:family="text">
      <style:text-properties fo:color="#000000"/>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news-alert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news-aler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Glutathione</text:span> is a protein made from three amino acids: glutamate, cysteine and glycine. It is a powerful antioxidant formed in the liver, and it supports a wide variety of immune functions throughout the body. <text:span text:style-name="T1">Glutathione</text:span> can exist as one of two different forms: <text:span text:style-name="T1">glutathione</text:span> and <text:span text:style-name="T1">L</text:span>-<text:span text:style-name="T1">glutathione</text:span>.</text:p>
      <text:p text:style-name="Standard"/>
      <text:p text:style-name="Standard"/>
      <text:h text:style-name="Heading_20_1" text:outline-level="1">Difference Between Glutathione &amp; L-Glutathione </text:h>
      <text:list xml:id="list8485665064132080599" text:style-name="L1">
        <text:list-item>
          <text:p text:style-name="P3"/>
        </text:list-item>
      </text:list>
      <text:p text:style-name="Text_20_body">By Lizzie Brooks </text:p>
      <text:p text:style-name="Text_20_body">Glutathione and L-glutathione are different forms of the same protein. Glutathione is a monomer and contains a single glutathione molecule; l-glutathione is a dimer and contains two.</text:p>
      <text:h text:style-name="Heading_20_2" text:outline-level="2">Source</text:h>
      <text:p text:style-name="Text_20_body">Glutathione is a protein made from three amino acids: glutamate, cysteine and glycine. It is a powerful antioxidant formed in the liver, and it supports a wide variety of immune functions throughout the body. Glutathione can exist as one of two different forms: glutathione and L-glutathione.</text:p>
      <text:h text:style-name="Heading_20_2" text:outline-level="2">L-Glutathione</text:h>
      <text:p text:style-name="Text_20_body">L-glutathione also is known as reduced glutathione, or GSH, and is composed of a single glutathione molecule with the addition of a sulfhydryl group.</text:p>
      <text:h text:style-name="Heading_20_2" text:outline-level="2">Glutathione</text:h>
      <text:p text:style-name="Text_20_body">When the sulfhydryl groups of two reduced glutathione molecules become oxidized through the loss of electrons, the two molecules can become linked by a disulphide bond and form oxidized glutathione, or GSSG. Oxidized glutathione then is cycled back into reduced glutathione by the glutathione reductase enzyme.</text:p>
      <text:h text:style-name="Heading_20_2" text:outline-level="2">Action</text:h>
      <text:p text:style-name="Text_20_body">Reduced glutathione is the active form. It donates electrons to free radicals, or molecules with unpaired electrons. The addition of donated electrons neutralizes the free radicals and prevents them from causing cellular damage. Glutathione also participates in various other cellular processes, such as acting as a co-enzyme in biological reactions</text:p>
      <text:p text:style-name="Standard"><text:span text:style-name="T1"/></text:p>
      <text:p text:style-name="P1"><text:span text:style-name="T2">WHAT IS SETRIA GLUTATHIONE-</text:span></text:p>
      <text:p text:style-name="P1"><text:span text:style-name="T1">Setria</text:span><text:span text:style-name="T3">®</text:span> <text:span text:style-name="T1">Glutathione</text:span> is a tripeptide consisting of three amino acids: glutamate, cysteine, and glycine. It is found to varying degrees in all cells, tissues, body fluids, and organ systems. ... A lack of <text:span text:style-name="T1">glutathione</text:span> would also negatively affect the liver and immune system.</text:p>
      <text:p text:style-name="P1"><text:soft-page-break/></text:p>
      <text:section text:style-name="Sect1" text:name="content">
        <text:section text:style-name="Sect1" text:name="tab-content">
          <text:h text:style-name="Heading_20_1" text:outline-level="1">About Setria Glutathione</text:h>
          <text:p text:style-name="Text_20_body">Setria<text:span text:style-name="T3">®</text:span> Glutathione is a tripeptide consisting of three amino acids: glutamate, cysteine, and glycine. It is found to varying degrees in all cells, tissues, body fluids, and organ systems.</text:p>
          <text:p text:style-name="Text_20_body">Glutathione is recognized as the great protector. Without glutathione, each cell would become so ravaged by free radicals that it would disintegrate. A lack of glutathione would also negatively affect the liver and immune system. By fighting free radicals, glutathione supports the liver so it can carry out its job of detoxifying the body. Likewise, preventing free radical damage also helps promote a healthy immune system.</text:p>
          <text:p text:style-name="Text_20_body">Our bodies obtain glutathione in two ways: from the foods we eat and from our own internal production. Because of the body's ability to make glutathione, it is not considered an "essential" nutrient. Under some conditions, though, the body's need for glutathione is outpaced by its ability to produce it.</text:p>
          <text:h text:style-name="Heading_20_2" text:outline-level="2">Why Setria Glutathione is different?</text:h>
          <text:p text:style-name="Text_20_body">Setria® Glutathione is L-Glutathione or Reduced Glutathione and is superior to other glutathione based on the following features:</text:p>
          <text:list xml:id="list12673944043434945" text:style-name="L2">
            <text:list-item>
              <text:p text:style-name="P12"><text:a xlink:type="simple" xlink:href="https://setriaglutathione.com/science" text:style-name="Internet_20_link" text:visited-style-name="Visited_20_Internet_20_Link">Clinically studied</text:a> to increase blood glutathione levels and support the immune system </text:p>
            </text:list-item>
            <text:list-item>
              <text:p text:style-name="P12">A pure and safe material with an assay value of 99.0% – 101.0% </text:p>
            </text:list-item>
            <text:list-item>
              <text:p text:style-name="P12">Produced by a patented, fermentation process </text:p>
            </text:list-item>
            <text:list-item>
              <text:p text:style-name="P12">Contains no additives, artificial flavors or preservatives </text:p>
            </text:list-item>
            <text:list-item>
              <text:p text:style-name="P12">Has no animal origin material (vegetarian) </text:p>
            </text:list-item>
            <text:list-item>
              <text:p text:style-name="P12">Meets specification for the new USP monograph (USP) </text:p>
            </text:list-item>
            <text:list-item>
              <text:p text:style-name="P12">Meets specification for The Japanese Pharmacopoeia (JP) </text:p>
            </text:list-item>
            <text:list-item>
              <text:p text:style-name="P12">No TSE/BSE risk </text:p>
            </text:list-item>
            <text:list-item>
              <text:p text:style-name="P12">GMP-compliant manufacturing </text:p>
            </text:list-item>
            <text:list-item>
              <text:p text:style-name="P12">Allergen-free </text:p>
            </text:list-item>
            <text:list-item>
              <text:p text:style-name="P4">Kosher </text:p>
            </text:list-item>
          </text:list>
          <text:h text:style-name="Heading_20_2" text:outline-level="2">Factors Affecting Glutathione Status</text:h>
          <text:p text:style-name="Text_20_body">Your body’s natural glutathione levels fluctuate constantly throughout the day, are lowest in the morning and decrease as you age. Exposure to toxins, ingested and environmental chemicals and even things as healthy as exercise can all increase free radicals and ramp up your body’s need for glutathione.</text:p>
          <text:list xml:id="list7188369337269915226" text:style-name="L3">
            <text:list-item>
              <text:p text:style-name="P13"><text:span text:style-name="Strong_20_Emphasis">Time of Day:</text:span> According to researchers at Emory University, levels of glutathione vary over a 24-hour period, spiking about six hours after each meal and hitting their lowest point in the morning hours. </text:p>
            </text:list-item>
            <text:list-item>
              <text:p text:style-name="P13"><text:soft-page-break/><text:span text:style-name="Strong_20_Emphasis">Age:</text:span> Young, healthy people tend to have enough glutathione. However, glutathione levels start to decline at around age 45 and continue to decline until death. </text:p>
            </text:list-item>
            <text:list-item>
              <text:p text:style-name="P13"><text:span text:style-name="Strong_20_Emphasis">Health Conditions:</text:span> Glutathione status may be depleted by a variety of different health conditions. </text:p>
            </text:list-item>
            <text:list-item>
              <text:p text:style-name="P13"><text:span text:style-name="Strong_20_Emphasis">Diet:</text:span> The best dietary sources of glutathione are freshly prepared meats and fresh fruits and vegetables (both raw and cooked). Most processed foods have little to no glutathione. </text:p>
            </text:list-item>
            <text:list-item>
              <text:p text:style-name="P13"><text:span text:style-name="Strong_20_Emphasis">Glutathione Antagonists:</text:span> Some foods - such as cereals, bread, and dairy products - are not only lacking glutathione, they actually act as glutathione antagonists. Common beverages such as tea and coffee also contain glutathione -destroying compounds, although in lower concentrations. </text:p>
            </text:list-item>
            <text:list-item>
              <text:p text:style-name="P13"><text:span text:style-name="Strong_20_Emphasis">Lifestyle Factors:</text:span> Because cigarette smoking and excessive alcohol intake cause an increase in free radical production, both habits deplete glutathione levels. </text:p>
            </text:list-item>
            <text:list-item>
              <text:p text:style-name="P13"><text:span text:style-name="Strong_20_Emphasis">Medications:</text:span> Both prescription and over-the-counter drugs can lower glutathione status. </text:p>
            </text:list-item>
          </text:list>
          <text:p text:style-name="P5"><text:span text:style-name="Strong_20_Emphasis"><text:span text:style-name="T4">WTAT IS GLUTATHIONE AND HOW DOSE IT ACTS:-</text:span></text:span></text:p>
          <text:p text:style-name="P19"><text:span text:style-name="Strong_20_Emphasis"><text:span text:style-name="T1">Glutathione</text:span></text:span><text:span text:style-name="Strong_20_Emphasis"> is the master antioxidant and detoxifier of every cell in your body. It is a tripeptide composed of three amino acids- cysteine, glutaminic acid and glycine. </text:span><text:span text:style-name="Strong_20_Emphasis"><text:span text:style-name="T1">Glutathione</text:span></text:span><text:span text:style-name="Strong_20_Emphasis"> is the most important antioxidant produced by the body. It prevents cellular damage caused by free radicals and peroxides.</text:span></text:p>
          <text:p text:style-name="Text_20_body"><text:span text:style-name="Strong_20_Emphasis"/></text:p>
          <text:p text:style-name="Standard"><text:span text:style-name="Strong_20_Emphasis"/></text:p>
          <text:section text:style-name="Sect1" text:name="bannerAd_rdr">
            <text:section text:style-name="Sect1" text:name="bannerAd_fmt">
              <text:p text:style-name="Standard"/>
              <text:section text:style-name="Sect1" text:name="ads2-pos-101-banner">
                <text:p text:style-name="Standard"/>
                <text:section text:style-name="Sect1" text:name="google_ads_iframe_/4312434/consumer/webmd_0__container__">
                  <text:p text:style-name="P2"><draw:frame draw:style-name="fr5" draw:name="Object1" text:anchor-type="as-char" svg:width="19.262cm" svg:height="2.381cm" draw:z-index="0"><draw:floating-frame xlink:href="http://tpc.googlesyndication.com/safeframe/1-0-10/html/container.html" xlink:type="simple" xlink:show="embed" xlink:actuate="onLoad"/></draw:frame></text:p>
                </text:section>
              </text:section>
            </text:section>
          </text:section>
          <text:section text:style-name="Sect1" text:name="breadcrumb_ctr">
            <text:p text:style-name="Standard"/>
            <text:section text:style-name="Sect1" text:name="ContentPane3">
              <text:p text:style-name="Standard"/>
              <text:section text:style-name="Sect1" text:name="headerLinks_print">
                <text:p text:style-name="Standard"><text:a xlink:type="simple" xlink:href="http://www.webmd.com/vitamins-supplements/ingredientmono-717-glutathione.aspx?print=true" text:style-name="Internet_20_link" text:visited-style-name="Visited_20_Internet_20_Link">Print Article</text:a> </text:p>
              </text:section>
              <text:section text:style-name="Sect1" text:name="breadcrumb_rdr">
                <text:p text:style-name="Standard"><text:a xlink:type="simple" xlink:href="http://www.webmd.com/www/default.htm" text:style-name="Internet_20_link" text:visited-style-name="Visited_20_Internet_20_Link">WebMD Home</text:a><draw:frame draw:style-name="fr1" draw:name="Image1" text:anchor-type="as-char" svg:width="0.159cm" svg:height="0.265cm" draw:z-index="1"><draw:image xlink:href="Pictures/10000200000000060000000A1AAB135171B3CC67.gif" xlink:type="simple" xlink:show="embed" xlink:actuate="onLoad"/><svg:title>next page</svg:title></draw:frame> <text:a xlink:type="simple" xlink:href="http://www.webmd.com/vitamins-supplements/default.aspx" text:style-name="Internet_20_link" text:visited-style-name="Visited_20_Internet_20_Link">Vitamins &amp; Supplements</text:a> </text:p>
              </text:section>
            </text:section>
          </text:section>
          <text:section text:style-name="Sect1" text:name="contentBackground_fmt">
            <text:p text:style-name="Standard"/>
            <text:section text:style-name="Sect1" text:name="mainContent_ThirdCol_ctr">
              <text:p text:style-name="Standard"/>
              <text:section text:style-name="Sect1" text:name="ContentPane4">
                <text:p text:style-name="Standard"/>
                <text:section text:style-name="Sect1" text:name="header-app">
                  <text:h text:style-name="Heading_20_1" text:outline-level="1">Find a Vitamin or Supplement</text:h>
                </text:section>
              </text:section>
            </text:section>
            <text:section text:style-name="Sect1" text:name="mainContent_area">
              <text:p text:style-name="Standard"/>
              <text:section text:style-name="Sect1" text:name="mainContent_ctr">
                <text:p text:style-name="Standard"/>
                <text:section text:style-name="Sect1" text:name="middleContent_fmt">
                  <text:p text:style-name="Standard"/>
                  <text:section text:style-name="Sect1" text:name="ContentPane5">
                    <text:p text:style-name="Standard"/>
                  </text:section>
                  <text:section text:style-name="Sect1" text:name="ContentPane6">
                    <text:p text:style-name="Standard"/>
                  </text:section>
                  <text:section text:style-name="Sect1" text:name="ContentPane7">
                    <text:p text:style-name="Standard"/>
                  </text:section>
                  <text:section text:style-name="Sect1" text:name="ContentPane8">
                    <text:p text:style-name="Standard"/>
                  </text:section>
                  <text:section text:style-name="Sect1" text:name="ContentPane9">
                    <text:p text:style-name="Standard"/>
                  </text:section>
                  <text:section text:style-name="Sect1" text:name="ContentPane10">
                    <text:p text:style-name="Standard"/>
                  </text:section>
                  <text:section text:style-name="Sect1" text:name="ContentPane11">
                    <text:p text:style-name="Standard"><text:soft-page-break/></text:p>
                    <text:section text:style-name="Sect1" text:name="fdbMonograph">
                      <text:h text:style-name="Heading_20_1" text:outline-level="1">GLUTATHIONE</text:h>
                      <text:section text:style-name="Sect1" text:name="actvOptions">
                        <text:h text:style-name="Heading_20_4" text:outline-level="4">Other Names: </text:h>
                        <text:p text:style-name="Text_20_body"><text:bookmark text:name="ShortNames"/>Gamma-Glutamylcysteinylglycine, Gamma-L-Glutamyl-L-Cysteinylglycine, Gamma-L-Glutamyl-L-Cystéinylglycine, Glutathion, Glutatión, L-Gamma-Glutamyl-L-Cysteinyl-Glycine, L-Gamma-Glutamyl-L-Cystéinyl-Glycine, L-Glutathion, L-Glutathione, GSH, N-(N-L...<text:line-break/><text:a xlink:type="simple" xlink:href="http://www.webmd.com/vitamins-supplements/ingredientmono-717-glutathione.aspx?activeingredientid=717" text:style-name="Internet_20_link" text:visited-style-name="Visited_20_Internet_20_Link">See All Names</text:a></text:p>
                        <text:section text:style-name="Sect1" text:name="vitBigToolbox">
                          <text:p text:style-name="Text_20_body"><text:a xlink:type="simple" xlink:href="http://www.webmd.com/vitamins-supplements/ingredientreviewpost-717-GLUTATHIONE.aspx?post=new&amp;drugid=717&amp;drugname=GLUTATHIONE" text:style-name="Internet_20_link" text:visited-style-name="Visited_20_Internet_20_Link">Review this Treatment</text:a><text:a xlink:type="simple" xlink:href="http://www.webmd.com/vitamins-supplements/ingredientreview-717-GLUTATHIONE.aspx?drugid=717&amp;drugname=GLUTATHIONE" text:style-name="Internet_20_link" text:visited-style-name="Visited_20_Internet_20_Link">49 User Reviews</text:a></text:p>
                        </text:section>
                      </text:section>
                      <text:section text:style-name="Sect1" text:name="Section1">
                        <text:p text:style-name="Text_20_body"><text:bookmark text:name="content"/></text:p>
                        <text:section text:style-name="Sect1" text:name="tabs">
                          <text:p text:style-name="P11"><text:bookmark text:name="vit_overviewTab"/><draw:a xlink:type="simple" xlink:href="http://www.webmd.com/vitamins-supplements/ingredientmono-717-glutathione.aspx?activeingredientid=717#vit_overview"><draw:frame draw:style-name="fr2" draw:name="Image2" text:anchor-type="as-char" svg:width="2.619cm" svg:height="0.635cm" draw:z-index="2"><draw:image xlink:href="Pictures/100000000000006300000018AA093295E6A18F22.gif" xlink:type="simple" xlink:show="embed" xlink:actuate="onLoad"/><svg:title>GLUTATHIONE Overview</svg:title></draw:frame></draw:a><text:bookmark text:name="vit_overviewImage"/></text:p>
                          <text:p text:style-name="P11"><text:bookmark text:name="vit_usesTab"/><draw:a xlink:type="simple" xlink:href="http://www.webmd.com/vitamins-supplements/ingredientmono-717-glutathione.aspx?activeingredientid=717#vit_uses"><draw:frame draw:style-name="fr2" draw:name="Image3" text:anchor-type="as-char" svg:width="2.619cm" svg:height="0.635cm" draw:z-index="3"><draw:image xlink:href="Pictures/10000000000000630000001824F6A53EBF8DAED9.gif" xlink:type="simple" xlink:show="embed" xlink:actuate="onLoad"/><svg:title>GLUTATHIONE Uses</svg:title></draw:frame></draw:a><text:bookmark text:name="vit_usesImage"/></text:p>
                          <text:p text:style-name="P11"><text:bookmark text:name="vit_sideeffectsTab"/><draw:a xlink:type="simple" xlink:href="http://www.webmd.com/vitamins-supplements/ingredientmono-717-glutathione.aspx?activeingredientid=717#vit_sideeffects"><draw:frame draw:style-name="fr2" draw:name="Image4" text:anchor-type="as-char" svg:width="2.619cm" svg:height="0.635cm" draw:z-index="4"><draw:image xlink:href="Pictures/100000000000006300000018A35FA97767613984.gif" xlink:type="simple" xlink:show="embed" xlink:actuate="onLoad"/><svg:title>GLUTATHIONE Side Effects</svg:title></draw:frame></draw:a><text:bookmark text:name="vit_sideeffectsImage"/></text:p>
                          <text:p text:style-name="P11"><text:bookmark text:name="vit_interactionsTab"/><draw:a xlink:type="simple" xlink:href="http://www.webmd.com/vitamins-supplements/ingredientmono-717-glutathione.aspx?activeingredientid=717#vit_interactions"><draw:frame draw:style-name="fr2" draw:name="Image5" text:anchor-type="as-char" svg:width="2.646cm" svg:height="0.635cm" draw:z-index="5"><draw:image xlink:href="Pictures/10000000000000640000001876F95E32E87B47AF.gif" xlink:type="simple" xlink:show="embed" xlink:actuate="onLoad"/><svg:title>GLUTATHIONE Interactions</svg:title></draw:frame></draw:a><text:bookmark text:name="vit_interactionsImage"/></text:p>
                          <text:p text:style-name="P11"><text:bookmark text:name="overdoseTab"/><draw:a xlink:type="simple" xlink:href="http://www.webmd.com/vitamins-supplements/ingredientmono-717-glutathione.aspx?activeingredientid=717#vit_dosing"><draw:frame draw:style-name="fr2" draw:name="Image6" text:anchor-type="as-char" svg:width="2.566cm" svg:height="0.635cm" draw:z-index="6"><draw:image xlink:href="Pictures/100000000000006100000018FC3CC6316C99B742.gif" xlink:type="simple" xlink:show="embed" xlink:actuate="onLoad"/><svg:title>GLUTATHIONE Dosing</svg:title></draw:frame></draw:a><text:bookmark text:name="vit_dosingImage"/></text:p>
                        </text:section>
                        <text:section text:style-name="Sect1" text:name="vit_overviewContent">
                          <text:h text:style-name="Heading_20_6" text:outline-level="6"><text:bookmark text:name="vit_overviewHead"/>GLUTATHIONE Overview Information</text:h>
                          <text:section text:style-name="Sect1" text:name="hideFromJS">
                            <text:p text:style-name="Text_20_body"/>
                            <text:section text:style-name="Sect1" text:name="handOutWarning">
                              <text:p text:style-name="Text_20_body">Glutathione is a substance produced naturally by the <text:a xlink:type="simple" xlink:href="http://www.webmd.com/digestive-disorders/picture-of-the-liver" text:style-name="Internet_20_link" text:visited-style-name="Visited_20_Internet_20_Link">liver</text:a>. It is also found in fruits, vegetables, and meats.<text:line-break/><text:line-break/>People take glutathione by mouth for treating <text:a xlink:type="simple" xlink:href="http://www.webmd.com/eye-health/cataracts/" text:style-name="Internet_20_link" text:visited-style-name="Visited_20_Internet_20_Link">cataracts</text:a> and <text:a xlink:type="simple" xlink:href="http://www.webmd.com/eye-health/glaucoma-eyes" text:style-name="Internet_20_link" text:visited-style-name="Visited_20_Internet_20_Link">glaucoma</text:a>, preventing aging, treating or preventing <text:a xlink:type="simple" xlink:href="http://www.webmd.com/mental-health/tc/Alcohol-Abuse-and-Dependence-Topic-Overview" text:style-name="Internet_20_link" text:visited-style-name="Visited_20_Internet_20_Link">alcoholism</text:a>, <text:a xlink:type="simple" xlink:href="http://www.webmd.com/asthma/default.htm" text:style-name="Internet_20_link" text:visited-style-name="Visited_20_Internet_20_Link">asthma</text:a>, <text:a xlink:type="simple" xlink:href="http://www.webmd.com/cancer/" text:style-name="Internet_20_link" text:visited-style-name="Visited_20_Internet_20_Link">cancer</text:a>, <text:a xlink:type="simple" xlink:href="http://www.webmd.com/heart-disease/default.htm" text:style-name="Internet_20_link" text:visited-style-name="Visited_20_Internet_20_Link">heart disease</text:a> (<text:a xlink:type="simple" xlink:href="http://www.webmd.com/heart-disease/what-is-atherosclerosis" text:style-name="Internet_20_link" text:visited-style-name="Visited_20_Internet_20_Link">atherosclerosis</text:a> and <text:a xlink:type="simple" xlink:href="http://www.webmd.com/cholesterol-management/default.htm" text:style-name="Internet_20_link" text:visited-style-name="Visited_20_Internet_20_Link">high cholesterol</text:a>), <text:a xlink:type="simple" xlink:href="http://www.webmd.com/hepatitis/default.htm" text:style-name="Internet_20_link" text:visited-style-name="Visited_20_Internet_20_Link">hepatitis</text:a>, liver disease, diseases that weaken the body’s defense system (including AIDS and <text:a xlink:type="simple" xlink:href="http://www.webmd.com/chronic-fatigue-syndrome/default.htm" text:style-name="Internet_20_link" text:visited-style-name="Visited_20_Internet_20_Link">chronic fatigue</text:a> syndrome), <text:a xlink:type="simple" xlink:href="http://www.webmd.com/brain/memory-loss" text:style-name="Internet_20_link" text:visited-style-name="Visited_20_Internet_20_Link">memory loss</text:a>, <text:a xlink:type="simple" xlink:href="http://www.webmd.com/alzheimers/default.htm" text:style-name="Internet_20_link" text:visited-style-name="Visited_20_Internet_20_Link">Alzheimer</text:a>’s disease, <text:a xlink:type="simple" xlink:href="http://www.webmd.com/osteoarthritis/default.htm" text:style-name="Internet_20_link" text:visited-style-name="Visited_20_Internet_20_Link">osteoarthritis</text:a>, and Parkinson’s disease. Glutathione is also used for maintaining the body’s defense system (immune system) and fighting metal and drug poisoning.<text:line-break/><text:line-break/>Glutathione is breathed in (inhaled) for treating <text:a xlink:type="simple" xlink:href="http://www.webmd.com/lung/lung-diseases-overview" text:style-name="Internet_20_link" text:visited-style-name="Visited_20_Internet_20_Link">lung diseases</text:a>, including <text:a xlink:type="simple" xlink:href="http://www.webmd.com/lung/what-is-idiopathic-pulmonary-fibrosis" text:style-name="Internet_20_link" text:visited-style-name="Visited_20_Internet_20_Link">idiopathic pulmonary fibrosis</text:a>, <text:a xlink:type="simple" xlink:href="http://www.webmd.com/vitamins-supplements/ingredientmono-717-glutathione.aspx?activeingredientid=717" text:style-name="Internet_20_link" text:visited-style-name="Visited_20_Internet_20_Link">cystic fibrosis</text:a>, and <text:a xlink:type="simple" xlink:href="http://www.webmd.com/lung/picture-of-the-lungs" text:style-name="Internet_20_link" text:visited-style-name="Visited_20_Internet_20_Link">lung</text:a> disease in people with HIV disease.<text:line-break/><text:line-break/>Healthcare providers give glutathione as a shot (by injection into the muscle) for preventing poisonous side effects of <text:a xlink:type="simple" xlink:href="http://www.webmd.com/cancer/understanding-cancer-treatment" text:style-name="Internet_20_link" text:visited-style-name="Visited_20_Internet_20_Link">cancer treatment</text:a> (<text:a xlink:type="simple" xlink:href="http://www.webmd.com/cancer/chemotherapy-what-to-expect" text:style-name="Internet_20_link" text:visited-style-name="Visited_20_Internet_20_Link">chemotherapy</text:a>) and for treating the inability to father a child (male <text:a xlink:type="simple" xlink:href="http://www.webmd.com/infertility-and-reproduction/default.htm" text:style-name="Internet_20_link" text:visited-style-name="Visited_20_Internet_20_Link">infertility</text:a>).<text:line-break/><text:line-break/>Healthcare providers also give glutathione intravenously (by injection into the vein, by IV) for preventing “tired <text:a xlink:type="simple" xlink:href="http://www.webmd.com/heart/anatomy-picture-of-blood" text:style-name="Internet_20_link" text:visited-style-name="Visited_20_Internet_20_Link">blood</text:a>” (<text:a xlink:type="simple" xlink:href="http://www.webmd.com/a-to-z-guides/understanding-anemia-basics" text:style-name="Internet_20_link" text:visited-style-name="Visited_20_Internet_20_Link">anemia</text:a>) in <text:a xlink:type="simple" xlink:href="http://www.webmd.com/urinary-incontinence-oab/picture-of-the-kidneys" text:style-name="Internet_20_link" text:visited-style-name="Visited_20_Internet_20_Link">kidney</text:a> patients undergoing hemodialysis treatment, preventing kidney problems after <text:a xlink:type="simple" xlink:href="http://www.webmd.com/vitamins-supplements/ingredientmono-717-glutathione.aspx?activeingredientid=717" text:style-name="Internet_20_link" text:visited-style-name="Visited_20_Internet_20_Link">heart bypass surgery</text:a>, treating Parkinson’s disease, improving blood flow and decreasing clotting in individuals with “hardening of the <text:a xlink:type="simple" xlink:href="http://www.webmd.com/heart/picture-of-the-arteries" text:style-name="Internet_20_link" text:visited-style-name="Visited_20_Internet_20_Link">arteries</text:a>” (<text:a xlink:type="simple" xlink:href="http://www.webmd.com/heart-disease/video/atherosclerosis" text:style-name="Internet_20_link" text:visited-style-name="Visited_20_Internet_20_Link">atherosclerosis</text:a>), treating diabetes, and preventing toxic <text:a xlink:type="simple" xlink:href="http://www.webmd.com/cancer/tips-for-managing-chemotherapy-side-effects" text:style-name="Internet_20_link" text:visited-style-name="Visited_20_Internet_20_Link">side effects of chemotherapy</text:a>.</text:p>
                              <text:h text:style-name="Heading_20_4" text:outline-level="4"><text:soft-page-break/>How does it work?</text:h>
                              <text:p text:style-name="Text_20_body">Glutathione is involved in many processes in the body, including tissue building and repair, making chemicals and proteins needed in the body, and for the immune system.<text:bookmark text:name="vit_dosing"/><text:bookmark text:name="vit_interactions"/><text:bookmark text:name="vit_sideeffects"/><text:bookmark text:name="vit_uses"/></text:p>
                            </text:section>
                          </text:section>
                        </text:section>
                      </text:section>
                      <text:p text:style-name="P11"><text:a xlink:type="simple" xlink:href="http://www.webmd.com/vitamins-supplements/ingredientmono-717-glutathione.aspx?activeingredientid=717" text:style-name="Internet_20_link" text:visited-style-name="Visited_20_Internet_20_Link">View clinical references for this vitamin or supplement </text:a><draw:a xlink:type="simple" xlink:href="http://www.webmd.com/vitamins-supplements/ingredientmono-717-glutathione.aspx?activeingredientid=717"><draw:frame draw:style-name="fr3" draw:name="Image7" text:anchor-type="as-char" svg:width="0.423cm" svg:height="0.423cm" draw:z-index="7"><draw:image xlink:href="Pictures/1000020000000010000000107AC9DDC585C553FC.gif" xlink:type="simple" xlink:show="embed" xlink:actuate="onLoad"/><svg:title>Sources</svg:title></draw:frame></draw:a><text:bookmark text:name="sources_sign_fmt"/></text:p>
                      <text:section text:style-name="Sect1" text:name="vit_review_fmt">
                        <text:p text:style-name="P11"/>
                        <text:section text:style-name="Sect1" text:name="vit_overallRating">
                          <text:p text:style-name="P11"/>
                          <text:section text:style-name="Sect1" text:name="heading">
                            <text:h text:style-name="Heading_20_4" text:outline-level="4">See <text:a xlink:type="simple" xlink:href="http://www.webmd.com/vitamins-supplements/ingredientreview-717-GLUTATHIONE.aspx?drugid=717&amp;drugname=GLUTATHIONE" text:style-name="Internet_20_link" text:visited-style-name="Visited_20_Internet_20_Link">49 Reviews</text:a> for this Treatment - OR -</text:h>
                            <text:p text:style-name="Text_20_body"><text:bookmark text:name="rateDrug"/><draw:a xlink:type="simple" xlink:href="http://www.webmd.com/vitamins-supplements/ingredientreviewpost-717-GLUTATHIONE.aspx?post=new&amp;drugid=717&amp;drugname=GLUTATHIONE"><draw:frame draw:style-name="fr2" draw:name="Image8" text:anchor-type="as-char" svg:width="4.233cm" svg:height="0.609cm" draw:z-index="8"><draw:image xlink:href="Pictures/10000000000000A000000017C5ADBEE822C4F60E.gif" xlink:type="simple" xlink:show="embed" xlink:actuate="onLoad"/><svg:title>Review this Treatment</svg:title></draw:frame></draw:a></text:p>
                          </text:section>
                        </text:section>
                      </text:section>
                      <text:section text:style-name="Sect1" text:name="wmd_vit_related_links">
                        <text:h text:style-name="Heading_20_3" text:outline-level="3">Related to GLUTATHIONE</text:h>
                        <text:list xml:id="list2491004523849582737" text:style-name="L5">
                          <text:list-item>
                            <text:p text:style-name="P14"><text:a xlink:type="simple" xlink:href="http://education.webmd.com/viewarticle/863505#content=0_0" text:style-name="Internet_20_link" text:visited-style-name="Visited_20_Internet_20_Link">Talk to Your Doctor About Colorectal Cancer</text:a> </text:p>
                          </text:list-item>
                          <text:list-item>
                            <text:p text:style-name="P14"><text:a xlink:type="simple" xlink:href="http://www.webmd.com/cancer/multiple-myeloma-15/manage-myeloma-pain" text:style-name="Internet_20_link" text:visited-style-name="Visited_20_Internet_20_Link">6 Treatments for Myeloma Pain</text:a> </text:p>
                          </text:list-item>
                          <text:list-item>
                            <text:p text:style-name="P14"><text:a xlink:type="simple" xlink:href="http://www.webmd.com/cancer/dx-next-steps-16/slideshow-complementary-cancer-treatment" text:style-name="Internet_20_link" text:visited-style-name="Visited_20_Internet_20_Link">Complementary Treatments for Cancer</text:a> </text:p>
                          </text:list-item>
                          <text:list-item>
                            <text:p text:style-name="P14"><text:a xlink:type="simple" xlink:href="http://www.webmd.com/diseases_and_conditions/cancer.htm" text:style-name="Internet_20_link" text:visited-style-name="Visited_20_Internet_20_Link">Cancer Center</text:a> </text:p>
                          </text:list-item>
                          <text:list-item>
                            <text:p text:style-name="P14"><text:a xlink:type="simple" xlink:href="https://member.webmd.com/newsletters/newsletters.aspx" text:style-name="Internet_20_link" text:visited-style-name="Visited_20_Internet_20_Link">Cancer Newsletter</text:a> </text:p>
                          </text:list-item>
                          <text:list-item>
                            <text:p text:style-name="P14"><text:a xlink:type="simple" xlink:href="http://www.webmd.com/vitamins-supplements/www.webmd.com/cancer/multiple-myeloma-16/video-support-loved-one" text:style-name="Internet_20_link" text:visited-style-name="Visited_20_Internet_20_Link">Best Advice From Cancer Caregivers</text:a> </text:p>
                          </text:list-item>
                          <text:list-item>
                            <text:p text:style-name="P14"><text:a xlink:type="simple" xlink:href="http://www.webmd.com/cancer/lymphoma/treat-non-hodgkins-lymphoma-17/lymphoma-treatment-side-effects" text:style-name="Internet_20_link" text:visited-style-name="Visited_20_Internet_20_Link">How to Take Control of Treatment Side Effects</text:a> </text:p>
                          </text:list-item>
                          <text:list-item>
                            <text:p text:style-name="P14"><text:a xlink:type="simple" xlink:href="http://education.webmd.com/viewarticle/860240#content=1_0" text:style-name="Internet_20_link" text:visited-style-name="Visited_20_Internet_20_Link">Next Steps for Advanced Colorectal Cancer</text:a> </text:p>
                          </text:list-item>
                          <text:list-item>
                            <text:p text:style-name="P14"><text:a xlink:type="simple" xlink:href="http://www.webmd.com/cancer/holistic-treatment-17" text:style-name="Internet_20_link" text:visited-style-name="Visited_20_Internet_20_Link">A Holistic Approach to Cancer Treatment</text:a> </text:p>
                          </text:list-item>
                          <text:list-item>
                            <text:p text:style-name="P14"><text:a xlink:type="simple" xlink:href="http://www.webmd.com/prostate-cancer/understand-prostate-cancer-16/prostate-cancer-basics" text:style-name="Internet_20_link" text:visited-style-name="Visited_20_Internet_20_Link">Your Prostate Cancer Primer</text:a> </text:p>
                          </text:list-item>
                          <text:list-item>
                            <text:p text:style-name="P6"><text:a xlink:type="simple" xlink:href="http://education.webmd.com/viewarticle/868360" text:style-name="Internet_20_link" text:visited-style-name="Visited_20_Internet_20_Link">Immunotherapy and Lung Cancer</text:a> </text:p>
                          </text:list-item>
                        </text:list>
                      </text:section>
                      <text:section text:style-name="Sect1" text:name="wmd_vit_conditions_related_links">
                        <text:h text:style-name="Heading_20_3" text:outline-level="3">Conditions &amp; Treatments Related to GLUTATHIONE</text:h>
                        <text:list xml:id="list560365327472786674" text:style-name="L6">
                          <text:list-item>
                            <text:p text:style-name="P15"><text:bookmark text:name="LimitedLinks"/><text:a xlink:type="simple" xlink:href="http://www.webmd.com/vitamins-supplements/search.aspx?stype=both&amp;query=Chemotherapy%20toxicity" text:style-name="Internet_20_link" text:visited-style-name="Visited_20_Internet_20_Link">Chemotherapy toxicity Treatments </text:a></text:p>
                          </text:list-item>
                          <text:list-item>
                            <text:p text:style-name="P15"><text:a xlink:type="simple" xlink:href="http://www.webmd.com/vitamins-supplements/search.aspx?stype=both&amp;query=Cancer%20chemotherapy%20side%20effects" text:style-name="Internet_20_link" text:visited-style-name="Visited_20_Internet_20_Link">Cancer chemotherapy side effects Treatments </text:a></text:p>
                          </text:list-item>
                          <text:list-item>
                            <text:p text:style-name="P15"><text:a xlink:type="simple" xlink:href="http://www.webmd.com/vitamins-supplements/search.aspx?stype=both&amp;query=Chemotherapy" text:style-name="Internet_20_link" text:visited-style-name="Visited_20_Internet_20_Link">Chemotherapy Treatments </text:a></text:p>
                          </text:list-item>
                          <text:list-item>
                            <text:p text:style-name="P7"><text:a xlink:type="simple" xlink:href="http://www.webmd.com/vitamins-supplements/search.aspx?stype=both&amp;query=Chemotherapy-related%20fatigue" text:style-name="Internet_20_link" text:visited-style-name="Visited_20_Internet_20_Link">Chemotherapy-related fatigue Treatments </text:a></text:p>
                          </text:list-item>
                        </text:list>
                      </text:section>
                      <text:p text:style-name="Text_20_body"><text:a xlink:type="simple" xlink:href="http://www.webmd.com/drug-reviews-faq" text:style-name="Internet_20_link" text:visited-style-name="Visited_20_Internet_20_Link">Learn about User Reviews</text:a> and read <text:a xlink:type="simple" xlink:href="http://www.webmd.com/help/treatments-user-generated-content" text:style-name="Internet_20_link" text:visited-style-name="Visited_20_Internet_20_Link">IMPORTANT information about user generated content</text:a></text:p>
                      <text:p text:style-name="Text_20_body">Conditions of Use and Important Information: This information is meant to supplement, not replace advice from your doctor or healthcare provider and is not meant to cover all possible uses, precautions, interactions or adverse effects. This information may not fit your specific health circumstances. Never delay or disregard seeking professional medical advice from your doctor or other qualified health care provider because of something you have read on WebMD. You should always speak with your doctor or health care professional before you start, stop, or change any prescribed part of your health care plan or treatment and to determine what course of therapy is right for you.</text:p>
                      <text:p text:style-name="Text_20_body">This copyrighted material is provided by<text:span text:style-name="Emphasis"> Natural Medicines Comprehensive Database </text:span><text:span text:style-name="Emphasis"><text:span text:style-name="T5">Consumer</text:span></text:span><text:span text:style-name="Emphasis"> Version</text:span>. Information from this source is evidence-based and objective, and without commercial <text:soft-page-break/>influence. For professional medical information on natural medicines, see <text:span text:style-name="Emphasis">Natural Medicines Comprehensive Database </text:span><text:span text:style-name="Emphasis"><text:span text:style-name="T5">Professional</text:span></text:span><text:span text:style-name="Emphasis"> Version</text:span>. © Therapeutic Research Faculty 2009.</text:p>
                    </text:section>
                  </text:section>
                </text:section>
              </text:section>
            </text:section>
          </text:section>
          <text:p text:style-name="Text_20_body"><text:span text:style-name="Strong_20_Emphasis"/></text:p>
          <text:p text:style-name="Text_20_body"><text:span text:style-name="Strong_20_Emphasis"/></text:p>
          <text:p text:style-name="Text_20_body"><text:a xlink:type="simple" xlink:href="http://www.skinwhiteninginject.in/Gsh-inject.aspx/Default.aspx" text:style-name="Internet_20_link" text:visited-style-name="Visited_20_Internet_20_Link"><text:span text:style-name="Strong_20_Emphasis">Home</text:span></text:a><text:span text:style-name="Strong_20_Emphasis"> </text:span></text:p>
          <text:list xml:id="list8089584053342106476" text:style-name="L7">
            <text:list-item>
              <text:p text:style-name="P16"><text:a xlink:type="simple" xlink:href="http://www.skinwhiteninginject.in/Gsh-inject.aspx/about-us.aspx" text:style-name="Internet_20_link" text:visited-style-name="Visited_20_Internet_20_Link">About Us</text:a> </text:p>
            </text:list-item>
            <text:list-item>
              <text:p text:style-name="P16"><text:a xlink:type="simple" xlink:href="http://www.skinwhiteninginject.in/Gsh-inject.aspx/product.aspx" text:style-name="Internet_20_link" text:visited-style-name="Visited_20_Internet_20_Link">Products</text:a> </text:p>
            </text:list-item>
            <text:list-item>
              <text:p text:style-name="P8"><text:a xlink:type="simple" xlink:href="http://www.skinwhiteninginject.in/Gsh-inject.aspx/contact-us.aspx" text:style-name="Internet_20_link" text:visited-style-name="Visited_20_Internet_20_Link">Contact Us</text:a> </text:p>
            </text:list-item>
          </text:list>
          <text:p text:style-name="Text_20_body"><draw:a xlink:type="simple" xlink:href="http://www.skinwhiteninginject.in/Gsh-inject.aspx/#login_box"><draw:frame draw:style-name="fr4" draw:name="Image9" text:anchor-type="as-char" svg:width="2.05cm" svg:height="1.051cm" draw:z-index="9"><draw:image xlink:href="http://www.skinwhiteninginject.in/Gsh-inject.aspx/images/enquiry-ico.png" xlink:type="simple" xlink:show="embed" xlink:actuate="onLoad"/></draw:frame></draw:a><text:a xlink:type="simple" xlink:href="http://www.skinwhiteninginject.in/Gsh-inject.aspx/#login_box" text:style-name="Internet_20_link" text:visited-style-name="Visited_20_Internet_20_Link">  Quick Enquiry</text:a> </text:p>
          <text:h text:style-name="Heading_20_1" text:outline-level="1">GSH-Ultima 1500mg </text:h>
          <text:p text:style-name="P17"><draw:a xlink:type="simple" xlink:href="http://www.skinwhiteninginject.in/Gsh-inject.aspx/#"><draw:frame draw:style-name="fr4" draw:name="Image10" text:anchor-type="as-char" svg:width="2.05cm" svg:height="1.051cm" draw:z-index="10"><draw:image xlink:href="http://www.skinwhiteninginject.in/Gsh-inject.aspx/images/img/GSH1%20inject.png" xlink:type="simple" xlink:show="embed" xlink:actuate="onLoad"/></draw:frame></draw:a></text:p>
          <text:p text:style-name="Text_20_body"/>
          <text:p text:style-name="P9">GSH-Ultima 1500mg shin whitening injection improves skin condition drastically</text:p>
          <text:p text:style-name="Text_20_body">GSH-Ultima 1500mg shin whitening injection is one of the best skin whitening injections available in the market. It works magically on the skin providing clear white skin. Thousands of users of GSH-Ultima have shown their extreme satisfaction after using this injection. This wonderful injection not only provides clear white skin, but also keeps a person healthy and energetic. </text:p>
          <text:h text:style-name="Heading_20_3" text:outline-level="3">Ingredients</text:h>
          <text:p text:style-name="Text_20_body">Glutathione and Vitamin C are the two primary active ingredients in this injection. The immense benefits of Glutathione are already known to the mankind. This product is an active antioxidant that can even drive out heavy toxic chemical from the body. It also helps to reduce melanin concentration from the body. Vitamin C is available in this injection in form of ascorbic acid. The multifaceted benefits of this vitamin is already known to the doctors. It keeps the skin tight by increasing collagen, helps to enhance immunity of the body and actively enhances the effectiveness of Glutathione. </text:p>
          <text:h text:style-name="Heading_20_3" text:outline-level="3">Doses</text:h>
          <text:p text:style-name="Text_20_body">The doses should be taken under expert supervision. Normally, doses are taken intravenously, so help from a doctor or trained nurse is required. Experts advise to take one or two injections each week, but their needs at lease three days’ gap in-between to injections. </text:p>
          <text:p text:style-name="Quotations"><text:span text:style-name="T1">Precautions</text:span> </text:p>
          <text:p text:style-name="Quotations">GSH-Ultima 1500mg shin whitening injection is not suitable for the following individuals –</text:p>
          <text:list xml:id="list6418401221951104280" text:style-name="L8">
            <text:list-item>
              <text:p text:style-name="P21"><text:soft-page-break/>Individuals who are currently taking medicines for any other health issues like cardiovascular problems. </text:p>
            </text:list-item>
            <text:list-item>
              <text:p text:style-name="P21">Pregnant women. </text:p>
            </text:list-item>
            <text:list-item>
              <text:p text:style-name="P20">Mothers who are still breast feeding their children </text:p>
            </text:list-item>
          </text:list>
          <text:p text:style-name="Quotations">It is always feasible to consult a dermatologist and fix doses if the willing user of this injection is not of sound health.</text:p>
          <text:h text:style-name="Heading_20_3" text:outline-level="3">Benefits</text:h>
          <text:p text:style-name="Text_20_body">There are innumerable benefits of GSH-Ultima 1500mg shin whitening injection :</text:p>
          <text:list xml:id="list2360370262637876170" text:style-name="L9">
            <text:list-item>
              <text:p text:style-name="P18">It makes the skin fair, gorgeous and smooth. </text:p>
            </text:list-item>
            <text:list-item>
              <text:p text:style-name="P18">Multiple of aging symptoms disappear including wrinkles and fine lines. </text:p>
            </text:list-item>
            <text:list-item>
              <text:p text:style-name="P18">Pimple and acnes don’t bother the users of this injection anymore. </text:p>
            </text:list-item>
            <text:list-item>
              <text:p text:style-name="P18">It tightens up the skin, thereby providing young and fresh look. </text:p>
            </text:list-item>
            <text:list-item>
              <text:p text:style-name="P18">Detoxifies the body. </text:p>
            </text:list-item>
            <text:list-item>
              <text:p text:style-name="P18">Enhances immunity power of the body. </text:p>
            </text:list-item>
            <text:list-item>
              <text:p text:style-name="P10">Increases energy and keeps the vital organs like liver and kidney in fine condition. </text:p>
            </text:list-item>
          </text:list>
          <text:p text:style-name="Text_20_body">It’s a new age skin whitening injection. However, result varies from person to person for many other related factors like lifestyle, profession, existence of other health problems, weather conditions etc.</text:p>
          <text:p text:style-name="Text_20_body"><text:span text:style-name="Strong_20_Emphasis"><text:span text:style-name="T6">Disclaimer: </text:span></text:span><text:span text:style-name="T6">Depending on the skin conditions and the doses result may vary. Actually, result depends on multiple of factors like metabolism, current medications, lifestyle, smoking and drinking habits, environment, duration of staying outdoor everyday etc.</text:span></text:p>
          <text:p text:style-name="Text_20_body"><text:span text:style-name="Strong_20_Emphasi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5:10:32.351808681</meta:creation-date>
    <dc:date>2017-09-06T15:31:59.471057840</dc:date>
    <meta:editing-duration>PT35S</meta:editing-duration>
    <meta:editing-cycles>1</meta:editing-cycles>
    <meta:document-statistic meta:table-count="0" meta:image-count="10" meta:object-count="1" meta:page-count="7" meta:paragraph-count="113" meta:word-count="1796" meta:character-count="12069" meta:non-whitespace-character-count="10357"/>
    <meta:generator>LibreOffice/5.1.4.2$Linux_X86_64 LibreOffice_project/10m0$Build-2</meta:generator>
  </office:meta>
</office:document-meta>
</file>